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b8a0" officeooo:paragraph-rsid="000cb8a0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b8a0" officeooo:paragraph-rsid="000ebc0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4e72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ry</text:p>
      <text:p text:style-name="P1"><text:span text:style-name="T2"/></text:p>
      <text:p text:style-name="P1"><text:span text:style-name="T2">i.MX6</text:span></text:p>
      <text:p text:style-name="P1"><text:span text:style-name="T2"><text:tab/>Quad, Dual</text:span></text:p>
      <text:p text:style-name="P1"><text:span text:style-name="T2"/></text:p>
      <text:p text:style-name="P1"><text:span text:style-name="T2">DART-MX6: </text:span><text:a xlink:type="simple" xlink:href="http://variwiki.com/index.php?title=DART-MX6" text:style-name="Internet_20_link" text:visited-style-name="Visited_20_Internet_20_Link">http://variwiki.com/index.php?title=DART-MX6</text:a></text:p>
      <text:p text:style-name="P1"><text:span text:style-name="T2"><text:tab/>ref. i.MX6</text:span></text:p>
      <text:p text:style-name="P1"><text:span text:style-name="T2"><text:tab/>Quad, Dual</text:span></text:p>
      <text:p text:style-name="P1"><text:span text:style-name="T2"/></text:p>
      <text:p text:style-name="P1"><text:span text:style-name="T2">reference build system</text:span><text:span text:style-name="T3">( ex. Poky )</text:span></text:p>
      <text:p text:style-name="P1"><text:span text:style-name="T2"/></text:p>
      <text:p text:style-name="P2"><text:span text:style-name="T2">ARM </text:span></text:p>
      <text:p text:style-name="P2"><text:span text:style-name="T2"/></text:p>
      <text:p text:style-name="P2"><text:span text:style-name="T2">MIPS </text:span></text:p>
      <text:p text:style-name="P2"><text:span text:style-name="T2"/></text:p>
      <text:p text:style-name="P2"><text:span text:style-name="T2">PowerPC</text:span></text:p>
      <text:p text:style-name="P2"><text:span text:style-name="T2"/></text:p>
      <text:p text:style-name="P2"><text:span text:style-name="T2">x86 </text:span></text:p>
      <text:p text:style-name="P2"><text:span text:style-name="T2"/></text:p>
      <text:p text:style-name="P2"><text:span text:style-name="T2">X Window System</text:span></text:p>
      <text:p text:style-name="P2"><text:span text:style-name="T2"/></text:p>
      <text:p text:style-name="P2"><text:span text:style-name="T2">GTK+ framework</text:span></text:p>
      <text:p text:style-name="P2"><text:span text:style-name="T2"/></text:p>
      <text:p text:style-name="P2"><text:span text:style-name="T2">Qt frameworks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9:51:39.281110921</meta:creation-date>
    <dc:date>2018-12-18T15:01:43.567138773</dc:date>
    <meta:editing-duration>PT3H31M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7" meta:character-count="196" meta:non-whitespace-character-count="177"/>
  </office:meta>
</office:document-meta>
</file>